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style:style style:name="P9" style:family="paragraph" style:parent-style-name="Text_20_body" style:list-style-name="L5">
      <style:paragraph-properties fo:margin-top="0in" fo:margin-bottom="0in" loext:contextual-spacing="false"/>
    </style:style>
    <style:style style:name="P10" style:family="paragraph" style:parent-style-name="Text_20_body" style:list-style-name="L1" style:master-page-name="HTML">
      <style:paragraph-properties style:page-number="auto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81839409" text:style-name="L1">
        <text:list-item>
          <text:list>
            <text:list-item>
              <text:p text:style-name="P10"><text:span text:style-name="Strong_20_Emphasis">Direct  n Indirect Speech</text:span></text:p>
            </text:list-item>
          </text:list>
        </text:list-item>
      </text:list>
      <text:p text:style-name="Text_20_body"><text:line-break/>Direct -&gt; is when we state or write exactly what someone else has said<text:line-break/>Raj said,'I arrived yesterday'.<text:line-break/><text:line-break/>Indirect -&gt; is the form we use to speak about others tell us.<text:line-break/>Rajesh told me that he needed to stop at a hardware store to buy a tool.<text:line-break/>This is called reported speech.<text:line-break/> <text:line-break/> We commonly use the verbs say and tell when using indirect speech.<text:line-break/> They are called reporting verbs which is used in reported conversations.<text:line-break/> <text:line-break/> <text:span text:style-name="Strong_20_Emphasis">Rules: of expression</text:span><text:line-break/> direct -indirect    <text:line-break/>this - that <text:line-break/>today / this day - that day<text:line-break/>now these days - then those days<text:line-break/>a week ago - a week before<text:line-break/>last weekend - the weekend before / the previous weekend<text:line-break/>here - there<text:line-break/>next week - the following week<text:line-break/>tomorrow - the next / following day<text:line-break/><text:line-break/><text:span text:style-name="Strong_20_Emphasis">How to use Reported Speech</text:span><text:line-break/>If you have a sentence in Direct Speech, try to follow our 5 steps to put the sentence into Reported Speech..</text:p>
      <text:list xml:id="list1727401746" text:style-name="L2">
        <text:list-item>
          <text:list>
            <text:list-item>
              <text:p text:style-name="P6">Define the type of the sentence (statement, questions, command)</text:p>
            </text:list-item>
            <text:list-item>
              <text:p text:style-name="P6">What tense is used in the introductory sentence?</text:p>
            </text:list-item>
            <text:list-item>
              <text:p text:style-name="P6">Do you have to change the person (pronoun)?</text:p>
            </text:list-item>
            <text:list-item>
              <text:p text:style-name="P6">Do you have to backshift the tenses?</text:p>
            </text:list-item>
            <text:list-item>
              <text:p text:style-name="P1">Do you have to change expressions of time and place?</text:p>
            </text:list-item>
          </text:list>
        </text:list-item>
      </text:list>
      <text:p text:style-name="Text_20_body"><text:line-break/>3. <text:span text:style-name="Strong_20_Emphasis">Change of persons/pronouns</text:span><text:line-break/>If there is a pronoun in Direct Speech, it has possibly to be changed in Reported Speech, depending on the siutation.</text:p>
      <text:list xml:id="list300119449" text:style-name="L3">
        <text:list-item>
          <text:p text:style-name="P7">Direct Speech → Susan: <text:span text:style-name="Strong_20_Emphasis">“I</text:span> work in an office.”</text:p>
        </text:list-item>
        <text:list-item>
          <text:p text:style-name="P2">Reported Speech → <text:span text:style-name="Strong_20_Emphasis">Susan said</text:span> (that)* <text:span text:style-name="Strong_20_Emphasis">she</text:span> worked in an office.</text:p>
        </text:list-item>
      </text:list>
      <text:p text:style-name="Text_20_body">Here <text:span text:style-name="Strong_20_Emphasis">I</text:span> is changed to <text:span text:style-name="Strong_20_Emphasis">she</text:span>.<text:line-break/><text:line-break/>4.<text:span text:style-name="Strong_20_Emphasis"> Backshift of tenses</text:span><text:line-break/>If there is backshift of tenses in Reported Speech, the tenses are shifted the following way.</text:p>
      <text:list xml:id="list1920099430" text:style-name="L4">
        <text:list-item>
          <text:p text:style-name="P8">Direct Speech → Peter: “<text:span text:style-name="Strong_20_Emphasis">I</text:span> <text:span text:style-name="Strong_20_Emphasis">work</text:span> in the garden.”</text:p>
        </text:list-item>
        <text:list-item>
          <text:p text:style-name="P3">Reported Speech → Peter said (that)* <text:span text:style-name="Strong_20_Emphasis">he</text:span> <text:span text:style-name="Strong_20_Emphasis">worked</text:span> in the garden.</text:p>
        </text:list-item>
      </text:list>
      <text:p text:style-name="Text_20_body"><text:line-break/><text:span text:style-name="Strong_20_Emphasis">Complete the sentences with the words in brackets in the correct order then write the complete sentences.</text:span></text:p>
      <text:list xml:id="list691945812" text:style-name="L5">
        <text:list-item>
          <text:list>
            <text:list-item>
              <text:p text:style-name="P9">We have already shown (the/Mrs. Clark/to/project)</text:p>
            </text:list-item>
            <text:list-item>
              <text:p text:style-name="P9">We will write (letter/a/John)</text:p>
            </text:list-item>
            <text:list-item>
              <text:p text:style-name="P9">I can lend (book/her/the)</text:p>
            </text:list-item>
            <text:list-item>
              <text:p text:style-name="P9">They will immediately send (a/us/to/fax)</text:p>
            </text:list-item>
            <text:list-item>
              <text:p text:style-name="P9">Keep (place/her/the/for)</text:p>
            </text:list-item>
            <text:list-item>
              <text:p text:style-name="P9">They’ve bought (daughter/new/a/flat/their)</text:p>
            </text:list-item>
            <text:list-item>
              <text:p text:style-name="P9">Show (to/his/him/room)</text:p>
            </text:list-item>
            <text:list-item>
              <text:p text:style-name="P4">You should give (of/your/a/teacher/bunch/flowers)</text:p>
            </text:list-item>
          </text:list>
        </text:list-item>
      </text:list>
      <text:p text:style-name="Text_20_body">example -</text:p>
      <text:list xml:id="list3702634069" text:style-name="L6">
        <text:list-item>
          <text:list>
            <text:list-item>
              <text:p text:style-name="P5">I promised to deliver her the parcel. (parcel/the/her)</text:p>
            </text:list-item>
          </text:list>
        </text:list-item>
      </text:list>
      <text:p text:style-name="Text_20_body"><text:line-break/><text:span text:style-name="Strong_20_Emphasis">Group discussion</text:span><text:line-break/><text:span text:style-name="Strong_20_Emphasis">Rules are meant to  be broken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6742d017</dc:title>
    <meta:initial-creator>Etherpad</meta:initial-creator>
    <dc:creator>Etherpad</dc:creator>
    <meta:document-statistic meta:table-count="0" meta:image-count="0" meta:object-count="0" meta:page-count="1" meta:paragraph-count="25" meta:word-count="377" meta:character-count="2139" meta:non-whitespace-character-count="1783"/>
    <meta:generator>LibreOffice/6.2.8.2$Linux_X86_64 LibreOffice_project/20$Build-2</meta:generator>
    <meta:user-defined meta:name=""/>
  </office:meta>
</office:document-meta>
</file>